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1d41ae" style:font-size-asian="13pt" style:font-size-complex="13pt"/>
    </style:style>
    <style:style style:name="P2" style:family="paragraph" style:parent-style-name="Standard">
      <style:text-properties fo:font-size="13pt" officeooo:rsid="001d41ae" officeooo:paragraph-rsid="001d41ae" style:font-size-asian="13pt" style:font-size-complex="13pt"/>
    </style:style>
    <style:style style:name="P3" style:family="paragraph" style:parent-style-name="Standard">
      <style:text-properties fo:font-size="13pt" officeooo:rsid="001d41ae" officeooo:paragraph-rsid="001f6c78" style:font-size-asian="13pt" style:font-size-complex="13pt"/>
    </style:style>
    <style:style style:name="P4" style:family="paragraph" style:parent-style-name="Standard">
      <style:text-properties fo:font-size="13pt" officeooo:rsid="001f6c78" officeooo:paragraph-rsid="001f6c78" style:font-size-asian="13pt" style:font-size-complex="13pt"/>
    </style:style>
    <style:style style:name="T1" style:family="text">
      <style:text-properties officeooo:rsid="001d41ae"/>
    </style:style>
    <style:style style:name="T2" style:family="text">
      <style:text-properties officeooo:rsid="001d6ec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Display all the information of the emp table.</text:span></text:p>
      <text:p text:style-name="P1"><text:span text:style-name="T1">&gt; select * from emp; <text:s text:c="4"/></text:span></text:p>
      <text:p text:style-name="P1"/>
      <text:p text:style-name="P1"><text:span text:style-name="T1">2) Display Unique jobs from EMP table.</text:span></text:p>
      <text:p text:style-name="P1">&gt; select distinct job from emp;</text:p>
      <text:p text:style-name="P1"/>
      <text:p text:style-name="P2">3) Display list the details of emp in asc order of there salary.</text:p>
      <text:p text:style-name="P4">&gt; select * from emp order by sal asc;</text:p>
      <text:p text:style-name="P2"/>
      <text:p text:style-name="P2">4)List the details of the emps in asc order of the deptno and desc of jobs.</text:p>
      <text:p text:style-name="P2">&gt; select * from emp order by deptno asc, job desc;</text:p>
      <text:p text:style-name="P2"/>
      <text:p text:style-name="P2">5)Display all the unique job groups in the desc order.</text:p>
      <text:p text:style-name="P2">&gt; select distinct job from emp order by job desc;</text:p>
      <text:p text:style-name="P2"/>
      <text:p text:style-name="P3">6)Display all the details of all ‘Mgrs’.</text:p>
      <text:p text:style-name="P3">&gt; select * from emp where job='MANAGER';</text:p>
      <text:p text:style-name="P2"/>
      <text:p text:style-name="P2">7)List the emps who joined before 1981.</text:p>
      <text:p text:style-name="P2">&gt; select hiredate from emp where hiredate&lt;'1981-01-01';</text:p>
      <text:p text:style-name="P2"/>
      <text:p text:style-name="P2">8)List the empno, ename, sal, daily sal of all emps in the asc order of annsal.</text:p>
      <text:p text:style-name="P2">&gt; select empno, ename, sal, sal/30 as perdaysal, sal*12 as annual from emp order by annual asc;</text:p>
      <text:p text:style-name="P2"/>
      <text:p text:style-name="P2">9)Display the empno, ename, job, hiredate, exp of all mgrs.</text:p>
      <text:p text:style-name="P2">&gt; select empno, ename, job, hiredate, Datediff(mm,hiredate,GETDATE()) as exp from emp where job='MANAGER';</text:p>
      <text:p text:style-name="P2"/>
      <text:p text:style-name="P2">10)List the empno, ename, sal exp of all emps <text:span text:style-name="T2">working for Mgr 7839. </text:span></text:p>
      <text:p text:style-name="P1">&gt; select empno, ename, sal, Datediff(mm,hiredate,GETDATE()) as exp from emp where mgr=7839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2:27.484614995</meta:creation-date>
    <dc:date>2019-06-28T11:02:39.578463229</dc:date>
    <meta:editing-duration>PT6M51S</meta:editing-duration>
    <meta:editing-cycles>1</meta:editing-cycles>
    <meta:document-statistic meta:table-count="0" meta:image-count="0" meta:object-count="0" meta:page-count="1" meta:paragraph-count="20" meta:word-count="205" meta:character-count="1143" meta:non-whitespace-character-count="952"/>
    <meta:generator>LibreOffice/6.0.7.3$Linux_X86_64 LibreOffice_project/00m0$Build-3</meta:generator>
  </office:meta>
</office:document-meta>
</file>